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6.002cm" fo:margin-left="-0.055cm" fo:margin-top="0cm" fo:margin-bottom="0cm" table:align="left" style:writing-mode="lr-tb"/>
    </style:style>
    <style:style style:name="Tableau1.A" style:family="table-column">
      <style:table-column-properties style:column-width="5.33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18cm" fo:padding-right="0.018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au1.C1" style:family="table-cell">
      <style:table-cell-properties fo:background-color="#ffffff" fo:padding-left="0.018cm" fo:padding-right="0.018cm" fo:padding-top="0cm" fo:padding-bottom="0cm" fo:border="0.25pt solid #000001">
        <style:background-image/>
      </style:table-cell-properties>
    </style:style>
    <style:style style:name="Tableau1.A2" style:family="table-cell">
      <style:table-cell-properties fo:background-color="#ffffff" fo:padding-left="0.018cm" fo:padding-right="0.018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au1.C2" style:family="table-cell">
      <style:table-cell-properties fo:background-color="#ffffff" fo:padding-left="0.018cm" fo:padding-right="0.018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justify" style:justify-single-word="false"/>
    </style:style>
    <style:style style:name="P3" style:family="paragraph" style:parent-style-name="Standard_20__28_user_29_">
      <style:paragraph-properties fo:text-align="justify" style:justify-single-word="false"/>
      <style:text-properties officeooo:paragraph-rsid="000fb156"/>
    </style:style>
    <style:style style:name="P4" style:family="paragraph" style:parent-style-name="Standard_20__28_user_29_">
      <style:paragraph-properties fo:text-align="justify" style:justify-single-word="false"/>
      <style:text-properties fo:language="en" fo:country="US"/>
    </style:style>
    <style:style style:name="P5" style:family="paragraph" style:parent-style-name="Standard_20__28_user_29_">
      <style:paragraph-properties fo:text-align="justify" style:justify-single-word="false"/>
      <style:text-properties fo:language="en" fo:country="US" officeooo:rsid="000fb156" officeooo:paragraph-rsid="000fb156"/>
    </style:style>
    <style:style style:name="P6" style:family="paragraph" style:parent-style-name="Standard_20__28_user_29_">
      <style:paragraph-properties fo:text-align="justify" style:justify-single-word="false"/>
      <style:text-properties officeooo:rsid="000fb156" officeooo:paragraph-rsid="000fb156"/>
    </style:style>
    <style:style style:name="P7" style:family="paragraph" style:parent-style-name="Standard_20__28_user_29_">
      <style:paragraph-properties fo:text-align="justify" style:justify-single-word="false"/>
      <style:text-properties officeooo:rsid="0013d845" officeooo:paragraph-rsid="0013d845"/>
    </style:style>
    <style:style style:name="P8" style:family="paragraph" style:parent-style-name="Standard_20__28_user_29_">
      <style:paragraph-properties fo:text-align="center" style:justify-single-word="false"/>
      <style:text-properties fo:font-style="normal" fo:font-weight="normal" officeooo:rsid="001792c5" officeooo:paragraph-rsid="001792c5" style:font-style-asian="normal" style:font-weight-asian="normal" style:font-style-complex="normal" style:font-weight-complex="normal"/>
    </style:style>
    <style:style style:name="P9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 fo:font-style="italic" style:font-style-asian="italic" style:font-style-complex="italic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fo:font-style="italic" officeooo:rsid="0016e28a" officeooo:paragraph-rsid="0016e28a" style:font-style-asian="italic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4" style:family="paragraph" style:parent-style-name="Table_20_Contents">
      <style:paragraph-properties fo:text-align="justify" style:justify-single-word="false"/>
      <style:text-properties fo:language="en" fo:country="US" officeooo:rsid="0016e28a" officeooo:paragraph-rsid="0016e28a"/>
    </style:style>
    <style:style style:name="T1" style:family="text">
      <style:text-properties fo:font-size="13pt" fo:language="en" fo:country="US" fo:font-style="italic" fo:font-weight="bold" style:font-size-asian="13pt" style:font-style-asian="italic" style:font-weight-asian="bold" style:font-size-complex="13pt" style:font-weight-complex="bold"/>
    </style:style>
    <style:style style:name="T2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name-complex="Times New Roman1" style:font-weight-complex="bold"/>
    </style:style>
    <style:style style:name="T8" style:family="text">
      <style:text-properties fo:language="en" fo:country="US" style:font-weight-complex="bold"/>
    </style:style>
    <style:style style:name="T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style:font-style-asian="italic" style:font-name-complex="Times New Roman1" style:font-style-complex="italic" style:font-weight-complex="bold"/>
    </style:style>
    <style:style style:name="T11" style:family="text">
      <style:text-properties fo:language="en" fo:country="US" style:font-name-complex="Times New Roman1" style:font-weight-complex="bold"/>
    </style:style>
    <style:style style:name="T12" style:family="text">
      <style:text-properties style:font-name="Times New Roman" fo:language="en" fo:country="US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VIDEO GAMES</text:span></text:p>
      <text:p text:style-name="P1"><text:span text:style-name="T1"/></text:p>
      <text:p text:style-name="P8"><text:span text:style-name="T3">mind-blowing→ new and impressive, no idea of that before, impossible</text:span></text:p>
      <text:p text:style-name="P8"><text:span text:style-name="T3">mind-boggling→ less strong than disturbing. WTF?</text:span></text:p>
      <text:p text:style-name="P2"><text:span text:style-name="T6">I The Creativity of Video Games</text:span><text:span text:style-name="T7">. Watch the video and answer the questions. </text:span></text:p>
      <text:p text:style-name="P2"><text:span text:style-name="T8">1. What is the definition of indie video games according to the designers interviewed?</text:span></text:p>
      <text:p text:style-name="P6"><text:span text:style-name="T8">Game exploring new things. Precusor</text:span></text:p>
      <text:p text:style-name="P7"><text:span text:style-name="T8">small teams, independent, <text:s/>they appeal to a minority, not trying to be “mainstrem”(=please everyone)</text:span></text:p>
      <text:p text:style-name="P2"><text:span text:style-name="T8">2. How did video games start?</text:span></text:p>
      <text:p text:style-name="P6"><text:span text:style-name="T8"><text:s/>people did them At home</text:span></text:p>
      <text:p text:style-name="P2"><text:span text:style-name="T8">3. What are the differences between indie and AAA games?</text:span></text:p>
      <text:p text:style-name="P2"><text:span text:style-name="T8">4. How can indie games survive today?</text:span></text:p>
      <text:p text:style-name="P7"><text:span text:style-name="T8">Crowdfounding: indiegogo, kickstarter.</text:span></text:p>
      <text:p text:style-name="P2"><text:span text:style-name="T8">5. What makes a game successful according to these designers?</text:span></text:p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0"><text:span text:style-name="T9">Mechanics and systems</text:span></text:p>
          </table:table-cell>
          <table:table-cell table:style-name="Tableau1.A1" office:value-type="string">
            <text:p text:style-name="P10"><text:span text:style-name="T9">Sound</text:span></text:p>
          </table:table-cell>
          <table:table-cell table:style-name="Tableau1.C1" office:value-type="string">
            <text:p text:style-name="P10"><text:span text:style-name="T9">Visuals</text:span></text:p>
          </table:table-cell>
        </table:table-row>
        <table:table-row table:style-name="Tableau1.1">
          <table:table-cell table:style-name="Tableau1.A2" office:value-type="string">
            <text:p text:style-name="P5">Jumping, runing, bumping on ennemies</text:p>
          </table:table-cell>
          <table:table-cell table:style-name="Tableau1.A2" office:value-type="string">
            <text:p text:style-name="P12">Sounds that are playing all the game have to be pleasing.</text:p>
            <text:p text:style-name="P11"/>
            <text:p text:style-name="P11"/>
            <text:p text:style-name="P11"/>
            <text:p text:style-name="P13"/>
          </table:table-cell>
          <table:table-cell table:style-name="Tableau1.C2" office:value-type="string">
            <text:p text:style-name="P13"/>
            <text:p text:style-name="P14">Colorful, artistic, imaginative</text:p>
          </table:table-cell>
        </table:table-row>
      </table:table>
      <text:p text:style-name="P4"/>
      <text:p text:style-name="P2"><text:span text:style-name="T8">6. What is the advantage of indie games over AAA games in terms of story telling?</text:span></text:p>
      <text:p text:style-name="P2"><text:span text:style-name="T8">7. Why are indie games important for the future of video games?</text:span></text:p>
      <text:p text:style-name="P2"><text:span text:style-name="T8">8. Do you like indie video games better than AAA games? Do you agree with what the designers say? Do you know any of the games mentioned in the document?</text:span></text:p>
      <text:p text:style-name="P4"/>
      <text:p text:style-name="P2"><text:span text:style-name="T6">II Neal Stephenson. Browse the page for information and answer the questions.</text:span></text:p>
      <text:p text:style-name="P3"><text:span text:style-name="T12">1. </text:span><text:span text:style-name="T8">What is the purpose of this webpage?</text:span></text:p>
      <text:p text:style-name="P3"><text:soft-page-break/><text:span text:style-name="T8"><text:s/>revolutionize sword fighting video games. </text:span></text:p>
      <text:p text:style-name="P2"><text:span text:style-name="T12">2. </text:span><text:span text:style-name="T8">What kind of character is Neal Stephenson? What is the tone of the video?</text:span></text:p>
      <text:p text:style-name="P2"><text:span text:style-name="T8">author of science and historical fiction <text:s text:c="4"/></text:span></text:p>
      <text:p text:style-name="P2"><text:span text:style-name="T12">3. </text:span><text:span text:style-name="T8">What is Clang basically about?</text:span></text:p>
      <text:p text:style-name="P2"><text:span text:style-name="T12">4. </text:span><text:span text:style-name="T8">What are the technical goals of the project?</text:span></text:p>
      <text:p text:style-name="P2"><text:span text:style-name="T12">5. </text:span><text:span text:style-name="T8">What are the technical tools needed to achieve this project?</text:span></text:p>
      <text:p text:style-name="P2"><text:span text:style-name="T8">6. What do you know about them? </text:span></text:p>
      <text:p text:style-name="P2"><text:span text:style-name="T11">7. </text:span><text:span text:style-name="T8">What is the future of the game if the funding is successful? </text:span></text:p>
      <text:p text:style-name="P2"><text:span text:style-name="T11">8. What kind of game is </text:span><text:span text:style-name="T10">Clang</text:span><text:span text:style-name="T11"> going to be? </text:span></text:p>
      <text:p text:style-name="P2"><text:span text:style-name="T11">9. Why is this project exciting according to Stephenson? Do you agree with him? </text:span></text:p>
      <text:p text:style-name="P4"/>
      <text:p text:style-name="P2"><text:span text:style-name="T5">III Understanding and Writing</text:span></text:p>
      <text:p text:style-name="P2"><text:span text:style-name="T4">Watch the pbs video about Minecraft as educational tool and write a comment answering Mike Rugnetta’s question “Are video games the future of learning”? <text:s/></text:span></text:p>
      <text:p text:style-name="P4"/>
      <text:p text:style-name="P2"><text:span text:style-name="T7">IV Writing</text:span></text:p>
      <text:p text:style-name="P2"><text:span text:style-name="T11">Just like Neal Stephenson, you want to create an inspired, innovative and independent video game, but you need funding. Work in groups to create your own page on Kickstarter: present your project in the short and long-term, identify the tools you will be needing, describe the world and inspirations your game will be drawing from. You may even add a video to your page in the coming weeks.</text:span><text:bookmark text:name="_GoBack"/><text:span text:style-name="T11">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ＭＳ 明朝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ＭＳ 明朝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style:font-name-asian="SimSun" style:font-family-asian="SimSun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 fo:hyphenate="false" fo:hyphenation-remain-char-count="2" fo:hyphenation-push-char-count="2"/>
    </style:style>
    <style:style style:name="Title" style:family="paragraph" style:parent-style-name="Standard_20__28_user_29_" style:next-style-name="Subtitle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_20__28_user_29_" style:default-outline-level="">
      <style:paragraph-properties fo:margin-top="0.049cm" fo:margin-bottom="0.049cm" loext:contextual-spacing="false"/>
      <style:text-properties style:font-name="Arial Unicode MS" fo:font-family="'Arial Unicode MS'" style:font-family-generic="roman" style:font-pitch="variable" fo:language="en" fo:country="GB" style:font-name-asian="Arial Unicode MS1" style:font-family-asian="'Arial Unicode MS'" style:font-family-generic-asian="system" style:font-pitch-asian="variable" style:language-asian="en" style:country-asian="US" style:font-name-complex="Arial Unicode MS1" style:font-family-complex="'Arial Unicode MS'" style:font-family-generic-complex="system" style:font-pitch-complex="variable"/>
    </style:style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townend</meta:initial-creator>
    <meta:editing-cycles>60</meta:editing-cycles>
    <meta:print-date>2013-03-08T12:50:00</meta:print-date>
    <meta:creation-date>2013-02-05T12:04:00</meta:creation-date>
    <dc:date>2015-11-26T16:59:23.084000000</dc:date>
    <meta:editing-duration>PT47M13S</meta:editing-duration>
    <meta:generator>LibreOffice/4.4.5.2$Windows_x86 LibreOffice_project/a22f674fd25a3b6f45bdebf25400ed2adff0ff99</meta:generator>
    <meta:document-statistic meta:table-count="1" meta:image-count="0" meta:object-count="0" meta:page-count="2" meta:paragraph-count="38" meta:word-count="401" meta:character-count="2348" meta:non-whitespace-character-count="1968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